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1.73cm" fo:min-width="1.48cm" fo:padding-top="0.225cm" fo:padding-bottom="0.225cm" fo:padding-left="0.35cm" fo:padding-right="0.35cm"/>
      <style:paragraph-properties style:writing-mode="lr-tb"/>
    </style:style>
    <style:style style:name="gr2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1.53cm" fo:min-width="1.28cm" fo:padding-top="0.225cm" fo:padding-bottom="0.225cm" fo:padding-left="0.35cm" fo:padding-right="0.35cm"/>
      <style:paragraph-properties style:writing-mode="lr-tb"/>
    </style:style>
    <style:style style:name="gr3" style:family="graphic" style:parent-style-name="objectwithoutfill">
      <style:graphic-properties svg:stroke-width="0.2cm" svg:stroke-color="#000000" draw:marker-start-width="0.5cm" draw:marker-end="Triangle" draw:marker-end-width="0.6cm" svg:stroke-linecap="round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000000" draw:marker-start-width="0.5cm" draw:marker-end="Circle" draw:marker-end-width="0.6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0000" draw:marker-start-width="0.5cm" draw:marker-end="" draw:marker-end-width="0.6cm" svg:stroke-linecap="round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00" draw:marker-start-width="0.5cm" draw:marker-end="Triangle" draw:marker-end-width="0.5cm" svg:stroke-linecap="round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40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18pt" style:font-size-complex="18pt"/>
    </style:style>
    <style:style style:name="P5" style:family="paragraph">
      <loext:graphic-properties draw:fill="none" draw:fill-color="#ffffff"/>
      <style:text-properties fo:font-size="28pt" style:font-size-asian="18pt" style:font-size-complex="18pt"/>
    </style:style>
    <style:style style:name="P6" style:family="paragraph">
      <style:text-properties fo:color="#c62828" loext:opacity="100%" fo:font-size="20pt" style:font-size-asian="18pt" style:font-size-complex="18pt"/>
    </style:style>
    <style:style style:name="P7" style:family="paragraph">
      <loext:graphic-properties draw:fill="none" draw:fill-color="#ffffff"/>
      <style:text-properties fo:color="#c62828" loext:opacity="100%" fo:font-size="20pt" style:font-size-asian="18pt" style:font-size-complex="18pt"/>
    </style:style>
    <style:style style:name="T1" style:family="text">
      <style:text-properties fo:font-size="40pt" style:font-size-asian="18pt" style:font-size-complex="18pt"/>
    </style:style>
    <style:style style:name="T2" style:family="text">
      <style:text-properties fo:font-size="28pt" style:font-size-asian="18pt" style:font-size-complex="18pt"/>
    </style:style>
    <style:style style:name="T3" style:family="text">
      <style:text-properties fo:color="#c62828" loext:opacity="100%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8cm" svg:x="11.4cm" svg:y="9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2.8cm" svg:height="2.8cm" svg:x="20.401cm" svg:y="9.40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12.8cm" svg:y1="4.8cm" svg:x2="12.8cm" svg:y2="9.3cm">
          <text:p/>
        </draw:line>
        <draw:line draw:style-name="gr3" draw:text-style-name="P2" draw:layer="layout" svg:x1="21.8cm" svg:y1="4.8cm" svg:x2="21.8cm" svg:y2="9.3cm">
          <text:p/>
        </draw:line>
        <draw:line draw:style-name="gr4" draw:text-style-name="P2" draw:layer="layout" svg:x1="21.8cm" svg:y1="4.8cm" svg:x2="5cm" svg:y2="4.8cm">
          <text:p/>
        </draw:line>
        <draw:line draw:style-name="gr5" draw:text-style-name="P2" draw:layer="layout" svg:x1="12.8cm" svg:y1="12.4cm" svg:x2="12.8cm" svg:y2="16.9cm">
          <text:p/>
        </draw:line>
        <draw:line draw:style-name="gr5" draw:text-style-name="P2" draw:layer="layout" svg:x1="21.8cm" svg:y1="12.4cm" svg:x2="21.8cm" svg:y2="16.9cm">
          <text:p/>
        </draw:line>
        <draw:line draw:style-name="gr4" draw:text-style-name="P2" draw:layer="layout" svg:x1="21.8cm" svg:y1="16.9cm" svg:x2="5cm" svg:y2="16.9cm">
          <text:p/>
        </draw:line>
        <draw:line draw:style-name="gr3" draw:text-style-name="P2" draw:layer="layout" svg:x1="12.8cm" svg:y1="12.4cm" svg:x2="12.8cm" svg:y2="15.1cm">
          <text:p/>
        </draw:line>
        <draw:line draw:style-name="gr3" draw:text-style-name="P2" draw:layer="layout" svg:x1="21.8cm" svg:y1="12.4cm" svg:x2="21.8cm" svg:y2="15.1cm">
          <text:p/>
        </draw:line>
        <draw:ellipse draw:style-name="gr6" draw:text-style-name="P3" draw:layer="layout" svg:width="2.2cm" svg:height="2cm" svg:x="9.1cm" svg:y="9.7cm" draw:kind="arc" draw:start-angle="0.93" draw:end-angle="349.62">
          <text:p/>
        </draw:ellipse>
        <draw:ellipse draw:style-name="gr6" draw:text-style-name="P3" draw:layer="layout" svg:width="2.2cm" svg:height="2cm" svg:x="23.3cm" svg:y="9.8cm" draw:kind="arc" draw:start-angle="190.38" draw:end-angle="179.07">
          <text:p/>
        </draw:ellipse>
        <draw:ellipse draw:style-name="gr6" draw:text-style-name="P3" draw:layer="layout" svg:width="7.471cm" svg:height="4.37cm" svg:x="13.749cm" svg:y="8.769cm" draw:kind="arc" draw:start-angle="201.07" draw:end-angle="332.53">
          <text:p/>
        </draw:ellipse>
        <draw:ellipse draw:style-name="gr6" draw:text-style-name="P3" draw:layer="layout" svg:width="7.471cm" svg:height="4.371cm" draw:transform="rotate (-3.14159265358979) translate (21.221cm 12.771cm)" draw:kind="arc" draw:start-angle="207.47" draw:end-angle="338.93">
          <text:p/>
        </draw:ellipse>
        <draw:frame draw:style-name="gr7" draw:text-style-name="P5" draw:layer="layout" svg:width="2.589cm" svg:height="1.352cm" svg:x="2.4cm" svg:y="4.1cm">
          <draw:text-box>
            <text:p text:style-name="P4"><text:span text:style-name="T2">Start</text:span></text:p>
          </draw:text-box>
        </draw:frame>
        <draw:frame draw:style-name="gr7" draw:text-style-name="P5" draw:layer="layout" svg:width="2.259cm" svg:height="1.352cm" svg:x="2.7cm" svg:y="16.248cm">
          <draw:text-box>
            <text:p text:style-name="P4"><text:span text:style-name="T2">End</text:span></text:p>
          </draw:text-box>
        </draw:frame>
        <draw:frame draw:style-name="gr7" draw:text-style-name="P7" draw:layer="layout" svg:width="1.878cm" svg:height="1.038cm" svg:x="10.8cm" svg:y="6.4cm">
          <draw:text-box>
            <text:p text:style-name="P6"><text:span text:style-name="T3">0.44</text:span></text:p>
          </draw:text-box>
        </draw:frame>
        <draw:frame draw:style-name="gr7" draw:text-style-name="P7" draw:layer="layout" svg:width="1.878cm" svg:height="1.038cm" svg:x="19.8cm" svg:y="6.4cm">
          <draw:text-box>
            <text:p text:style-name="P6"><text:span text:style-name="T3">0.56</text:span></text:p>
          </draw:text-box>
        </draw:frame>
        <draw:frame draw:style-name="gr7" draw:text-style-name="P7" draw:layer="layout" svg:width="1.878cm" svg:height="1.038cm" svg:x="16.6cm" svg:y="13.262cm">
          <draw:text-box>
            <text:p text:style-name="P6"><text:span text:style-name="T3">0.04</text:span></text:p>
          </draw:text-box>
        </draw:frame>
        <draw:frame draw:style-name="gr7" draw:text-style-name="P7" draw:layer="layout" svg:width="1.878cm" svg:height="1.038cm" svg:x="16.4cm" svg:y="7.2cm">
          <draw:text-box>
            <text:p text:style-name="P6"><text:span text:style-name="T3">0.06</text:span></text:p>
          </draw:text-box>
        </draw:frame>
        <draw:frame draw:style-name="gr7" draw:text-style-name="P7" draw:layer="layout" svg:width="1.878cm" svg:height="1.038cm" svg:x="19.622cm" svg:y="14.7cm">
          <draw:text-box>
            <text:p text:style-name="P6"><text:span text:style-name="T3">0.03</text:span></text:p>
          </draw:text-box>
        </draw:frame>
        <draw:frame draw:style-name="gr7" draw:text-style-name="P7" draw:layer="layout" svg:width="1.878cm" svg:height="1.038cm" svg:x="10.522cm" svg:y="14.8cm">
          <draw:text-box>
            <text:p text:style-name="P6"><text:span text:style-name="T3">0.02</text:span></text:p>
          </draw:text-box>
        </draw:frame>
        <draw:frame draw:style-name="gr7" draw:text-style-name="P7" draw:layer="layout" svg:width="1.878cm" svg:height="1.038cm" svg:x="9.222cm" svg:y="10.162cm">
          <draw:text-box>
            <text:p text:style-name="P6"><text:span text:style-name="T3">0.92</text:span></text:p>
          </draw:text-box>
        </draw:frame>
        <draw:frame draw:style-name="gr7" draw:text-style-name="P7" draw:layer="layout" svg:width="1.878cm" svg:height="1.038cm" svg:x="23.5cm" svg:y="10.262cm">
          <draw:text-box>
            <text:p text:style-name="P6"><text:span text:style-name="T3">0.9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31T12:37:31.338153490</meta:creation-date>
    <dc:date>2020-12-31T12:51:35.856397475</dc:date>
    <meta:editing-duration>PT3M53S</meta:editing-duration>
    <meta:editing-cycles>1</meta:editing-cycles>
    <meta:document-statistic meta:object-count="24"/>
    <meta:generator>LibreOffice/7.0.3.1$Linux_X86_64 LibreOffice_project/00$Build-1</meta:generator>
  </office:meta>
</office:document-meta>
</file>